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725cm" fo:break-before="auto" style:use-optimal-row-height="true"/>
    </style:style>
    <style:style style:name="ro10" style:family="table-row">
      <style:table-row-properties style:row-height="0.614cm" fo:break-before="auto" style:use-optimal-row-height="true"/>
    </style:style>
    <style:style style:name="ro11" style:family="table-row">
      <style:table-row-properties style:row-height="0.584cm" fo:break-before="auto" style:use-optimal-row-height="true"/>
    </style:style>
    <style:style style:name="ro12" style:family="table-row">
      <style:table-row-properties style:row-height="1.552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10T12:44:10.27">
            <text:p>2019/11/10 12:44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18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24"/>
          <table:table-cell table:style-name="ce21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24"/>
          <table:table-cell table:style-name="ce21"/>
          <table:table-cell table:style-name="ce2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2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3"/>
          <table:table-cell table:style-name="ce21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3"/>
          <table:table-cell table:style-name="ce21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21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2"/>
          <table:table-cell table:style-name="ce2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3T16:37:42.43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2"/>
          <table:table-cell table:style-name="ce15"/>
          <table:table-cell table:style-name="ce22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9" office:value-type="string">
            <text:p>several locations</text:p>
          </table:table-cell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9"/>
          <table:table-cell table:style-name="ce20"/>
          <table:table-cell table:style-name="ce22"/>
          <table:table-cell table:style-name="ce15"/>
          <table:table-cell table:style-name="ce21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10T12:44:10.39">
            <text:p>2019/11/10 12:44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15)">
            <text:p>sn(41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88">
            <text:p>88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0">
            <text:p>10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M18])" office:value-type="float" office:value="1">
            <text:p>1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4">
            <text:p>4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hord-table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tapping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tapping,em=patt-1;p1;s3.n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71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harmonics,em=s3;p3;et-1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flamenco,em=patt-1_t.80;p1;s1;frets=3-5-12-a.o.^patt-4;t.70;p1;s4;frets=4-5^patt-10;t.7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3;s1;p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.65,em=patt-3;s1;p2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32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heme=stomp,em=p4;s1.n;et-5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1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5;s1;et-2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2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3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6"/>
          <table:table-cell table:style-name="ce49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42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scale,k.A~t.60,k.D~t.70,k.F#~t.70~8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A;t.65,k.D;t.75-85,em=p4;s3;k.D;use=slide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patt-N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note=D3-D5_p5;s2.n 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1;s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,theme=harmonics,t.80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theme=harmonics;t.70;R=1_stomp;R=2_flamenco;R=3_arpeggio;task-1;t.75 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harmonics:hammering-pulling:flamenco~et-6:patt-7:patt-10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:flamenco:R=2_tapping:R=3_scale:k.A:st-1;p5;s3:p6;s1:R=4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0T12:44:07.48">
            <text:p>2019/11/10 12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65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66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67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68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469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70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73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74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75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287.464cm" draw:caption-point-x="-1.353cm" draw:caption-point-y="2.55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95];6;2)" office:value-type="string" office:string-value="09">
            <text:p>09</text:p>
          </table:table-cell>
          <table:table-cell table:formula="of:=MID([.F49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95];[.I495];&quot;-&quot;;LEFT([.G49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7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15)">
            <text:p>sn(41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0T12:44:10.95">
            <text:p>2019/11/10 12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595cm" draw:caption-point-x="-1.353cm" draw:caption-point-y="2.35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8">
            <text:p>88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43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10T12:44:11.05">
            <text:p>2019/11/10 12:44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90" table:formula="of:=CONCATENATE(&quot;sn(&quot;;MAX(range_sn__kb);&quot;)&quot;)" office:value-type="string" office:string-value="sn(37)">
            <text:p>sn(37)</text:p>
          </table:table-cell>
          <table:table-cell table:style-name="ce90" office:value-type="string">
            <office:annotation draw:style-name="gr2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91" office:value-type="float" office:value="8">
            <text:p>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arpeggio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92" office:value-type="float" office:value="2">
            <text:p>2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c.p.-1</text:p>
          </table:table-cell>
          <table:table-cell table:style-name="ce93"/>
          <table:table-cell table:style-name="ce96" office:value-type="string">
            <text:p>(2),chords=C△-D△-E7 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1" office:value-type="float" office:value="34">
            <text:p>3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patt-2.n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1" office:value-type="float" office:value="29">
            <text:p>2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ch.C=patt-1,ch.D=patt-1,t.70,k.C,memo+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1" office:value-type="float" office:value="32">
            <text:p>32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1" office:value-type="float" office:value="10">
            <text:p>1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2">
            <text:p>12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1" office:value-type="float" office:value="25">
            <text:p>2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1;chord=D△-&gt;pattern-1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1" office:value-type="float" office:value="26">
            <text:p>2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2;chord=D△-&gt;pattern-2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2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2"/>
          <table:table-cell table:style-name="ce96" office:value-type="string">
            <text:p>(1),k.C,cp=c.p.-1</text:p>
          </table:table-cell>
          <table:table-cell table:style-name="ce95" office:value-type="string">
            <text:p>2019-09-08_17-42-5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1" office:value-type="float" office:value="33">
            <text:p>33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B-melody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91" office:value-type="float" office:value="30">
            <text:p>3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eigen-memo=p.1_sec-2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1" office:value-type="float" office:value="21">
            <text:p>21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cp=1-5-6m-3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09-29_14-16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4">
            <text:p>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3"/>
          <table:table-cell table:style-name="ce96" office:value-type="string">
            <text:p>,cp=1-5-6m-3m/4-1-4-5,R=1(domino)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1v,1d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0">
            <text:p>20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3">
            <text:p>13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3" office:value-type="string">
            <text:p>R=3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7">
            <text:p>17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7">
            <text:p>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3</text:p>
          </table:table-cell>
          <table:table-cell table:style-name="ce93"/>
          <table:table-cell table:style-name="ce96" office:value-type="string">
            <text:p>,th=6th-note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1">
            <text:p>11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3" office:value-type="string">
            <text:p>R=1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5">
            <text:p>15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9">
            <text:p>19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k.F#m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2">
            <text:p>12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3" office:value-type="string">
            <text:p>R=2 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6">
            <text:p>16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8">
            <text:p>2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practice 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/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3">
            <text:p>23</text:p>
          </table:table-cell>
          <table:table-cell table:style-name="ce91" office:value-type="float" office:value="5">
            <text:p>5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var,time=0.00~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5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4">
            <text:p>14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6</text:p>
          </table:table-cell>
          <table:table-cell table:style-name="ce93"/>
          <table:table-cell table:style-name="ce93" office:value-type="string">
            <text:p>,theme=random</text:p>
          </table:table-cell>
          <table:table-cell table:style-name="ce93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4">
            <text:p>2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f-6(--&gt; f-7),practice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8">
            <text:p>18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2">
            <text:p>22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8</text:p>
          </table:table-cell>
          <table:table-cell table:style-name="ce93"/>
          <table:table-cell table:style-name="ce96" office:value-type="string">
            <text:p>,rando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7">
            <text:p>2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random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31">
            <text:p>31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genre=blues-like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2" office:value-type="float" office:value="3">
            <text:p>3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m-1</text:p>
          </table:table-cell>
          <table:table-cell table:style-name="ce93"/>
          <table:table-cell table:style-name="ce96" office:value-type="string">
            <text:p>(3) LH.movement-1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office:annotation office:display="true" draw:style-name="gr1" draw:text-style-name="P1" svg:width="2.899cm" svg:height="0.991cm" svg:x="21.948cm" svg:y="21.305cm" draw:caption-point-x="-0.672cm" draw:caption-point-y="0.251cm">
              <dc:creator>ik</dc:creator>
              <dc:date>2019-09-09T00:00:00</dc:date>
              <text:p text:style-name="P2"><text:span text:style-name="T1">Left Hand Movement</text:span></text:p>
            </office:annotation>
            <text:p>memo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6">
            <text:p>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rs-1</text:p>
          </table:table-cell>
          <table:table-cell table:style-name="ce93"/>
          <table:table-cell table:style-name="ce96" office:value-type="string">
            <text:p>,cp=1-5-6m-3m/4-1-4-5,k.D,k.F#m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research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0T12:44:11.13">
            <text:p>2019/11/10 12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5.912cm" svg:y="51.971cm" draw:caption-point-x="-1.353cm" draw:caption-point-y="2.35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6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15)">
            <text:p>sn(41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0T12:44:11.21">
            <text:p>2019/11/10 12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595cm" draw:caption-point-x="-1.353cm" draw:caption-point-y="2.351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3">
          <table:table-cell table:style-name="ce90" table:formula="of:=CONCATENATE(&quot;sn(&quot;;MAX(range_sn__vio);&quot;)&quot;)" office:value-type="string" office:string-value="sn(2)">
            <text:p>sn(2)</text:p>
          </table:table-cell>
          <table:table-cell table:style-name="ce90" office:value-type="string">
            <text:p>session num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09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112" office:value-type="string">
            <text:p>f-1</text:p>
          </table:table-cell>
          <table:table-cell table:style-name="ce109"/>
          <table:table-cell table:style-name="ce111" office:value-type="string">
            <text:p>k.G,R=1 </text:p>
          </table:table-cell>
          <table:table-cell table:style-name="ce113" office:value-type="string">
            <text:p>2019-09-08_18-47-39_000.jpg</text:p>
          </table:table-cell>
          <table:table-cell table:style-name="ce110" office:value-type="string">
            <text:p>frase</text:p>
          </table:table-cell>
          <table:table-cell table:style-name="ce111" office:value-type="float" office:value="1">
            <text:p>1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09" office:value-type="float" office:value="2">
            <text:p>2</text:p>
          </table:table-cell>
          <table:table-cell table:style-name="ce111" office:value-type="float" office:value="2">
            <text:p>2</text:p>
          </table:table-cell>
          <table:table-cell table:style-name="ce112" office:value-type="string">
            <text:p>te-1</text:p>
          </table:table-cell>
          <table:table-cell table:style-name="ce111"/>
          <table:table-cell table:style-name="ce111" office:value-type="string">
            <text:p>content=bounce-2-notes,R=2</text:p>
          </table:table-cell>
          <table:table-cell table:style-name="ce113" office:value-type="string">
            <text:p>2019-09-08_18-47-39_000.jpg</text:p>
          </table:table-cell>
          <table:table-cell table:style-name="ce109" office:value-type="string">
            <text:p>technique</text:p>
          </table:table-cell>
          <table:table-cell table:style-name="ce111" office:value-type="float" office:value="2">
            <text:p>2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9"/>
          <table:table-cell table:style-name="ce111" office:value-type="float" office:value="1">
            <text:p>1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rev, </text:p>
          </table:table-cell>
          <table:table-cell table:style-name="ce111"/>
          <table:table-cell table:style-name="ce113"/>
          <table:table-cell table:style-name="ce109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2">
            <text:p>2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1">
            <text:p>1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3">
            <text:p>3</text:p>
          </table:table-cell>
          <table:table-cell table:style-name="ce112" office:value-type="string">
            <text:p>f-45</text:p>
          </table:table-cell>
          <table:table-cell table:style-name="ce111"/>
          <table:table-cell table:style-name="ce111" office:value-type="string">
            <text:p>i.f.=f-4</text:p>
          </table:table-cell>
          <table:table-cell table:style-name="ce113"/>
          <table:table-cell table:style-name="ce110"/>
          <table:table-cell table:style-name="ce111" office:value-type="float" office:value="2">
            <text:p>2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4">
            <text:p>4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3">
            <text:p>3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5">
            <text:p>5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2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4">
            <text:p>4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6">
            <text:p>6</text:p>
          </table:table-cell>
          <table:table-cell table:style-name="ce112" office:value-type="string">
            <text:p>f-3</text:p>
          </table:table-cell>
          <table:table-cell table:style-name="ce111" office:value-type="string">
            <text:p>var-1</text:p>
          </table:table-cell>
          <table:table-cell table:style-name="ce111" office:value-type="string">
            <text:p>N+</text:p>
          </table:table-cell>
          <table:table-cell table:style-name="ce113"/>
          <table:table-cell table:style-name="ce110"/>
          <table:table-cell table:style-name="ce111" office:value-type="float" office:value="5">
            <text:p>5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10T12:44:11.3">
            <text:p>2019/11/10 12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45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50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50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0">2019/11/10</text:date>, <text:time>12:44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10T12:44:09.83</dc:date>
    <dc:creator>iwabuchi ken</dc:creator>
    <meta:editing-duration>P3DT19H6M16S</meta:editing-duration>
    <meta:editing-cycles>417</meta:editing-cycles>
    <meta:generator>OpenOffice/4.1.3$Win32 OpenOffice.org_project/413m1$Build-9783</meta:generator>
    <meta:document-statistic meta:table-count="8" meta:cell-count="7037" meta:object-count="0"/>
    <meta:user-defined meta:name="sheets-banding"/>
    <meta:user-defined meta:name="sheets-original-selection"/>
  </office:meta>
</office:document-meta>
</file>